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fd1e" officeooo:paragraph-rsid="0010fd1e"/>
    </style:style>
    <style:style style:name="P2" style:family="paragraph" style:parent-style-name="Standard">
      <style:text-properties officeooo:rsid="001126a0" officeooo:paragraph-rsid="001126a0"/>
    </style:style>
    <style:style style:name="P3" style:family="paragraph" style:parent-style-name="Standard">
      <style:text-properties officeooo:rsid="0016fdec" officeooo:paragraph-rsid="0016fdec"/>
    </style:style>
    <style:style style:name="P4" style:family="paragraph" style:parent-style-name="Standard">
      <style:text-properties officeooo:rsid="00176ef4" officeooo:paragraph-rsid="00176ef4"/>
    </style:style>
    <style:style style:name="P5" style:family="paragraph" style:parent-style-name="Standard">
      <style:text-properties officeooo:rsid="00193941" officeooo:paragraph-rsid="00193941"/>
    </style:style>
    <style:style style:name="P6" style:family="paragraph" style:parent-style-name="Standard">
      <style:text-properties officeooo:rsid="0019b190" officeooo:paragraph-rsid="0019b190"/>
    </style:style>
    <style:style style:name="P7" style:family="paragraph" style:parent-style-name="Standard">
      <style:text-properties officeooo:rsid="001b88ca" officeooo:paragraph-rsid="001b88ca"/>
    </style:style>
    <style:style style:name="P8" style:family="paragraph" style:parent-style-name="Standard">
      <style:text-properties officeooo:rsid="001cddf1" officeooo:paragraph-rsid="001cddf1"/>
    </style:style>
    <style:style style:name="P9" style:family="paragraph" style:parent-style-name="Standard" style:list-style-name="L1">
      <style:text-properties officeooo:rsid="0010fd1e" officeooo:paragraph-rsid="0010fd1e"/>
    </style:style>
    <style:style style:name="P10" style:family="paragraph" style:parent-style-name="Standard" style:list-style-name="L1">
      <style:text-properties officeooo:rsid="001126a0" officeooo:paragraph-rsid="001126a0"/>
    </style:style>
    <style:style style:name="P11" style:family="paragraph" style:parent-style-name="Standard" style:list-style-name="L2">
      <style:text-properties officeooo:rsid="001126a0" officeooo:paragraph-rsid="001126a0"/>
    </style:style>
    <style:style style:name="P12" style:family="paragraph" style:parent-style-name="Standard" style:list-style-name="L1">
      <style:text-properties officeooo:rsid="001362e5" officeooo:paragraph-rsid="001362e5"/>
    </style:style>
    <style:style style:name="P13" style:family="paragraph" style:parent-style-name="Standard" style:list-style-name="L1">
      <style:text-properties officeooo:rsid="00146deb" officeooo:paragraph-rsid="00146deb"/>
    </style:style>
    <style:style style:name="P14" style:family="paragraph" style:parent-style-name="Standard" style:list-style-name="L2">
      <style:text-properties officeooo:rsid="0015ae75" officeooo:paragraph-rsid="0015ae75"/>
    </style:style>
    <style:style style:name="P15" style:family="paragraph" style:parent-style-name="Standard" style:list-style-name="L2">
      <style:text-properties officeooo:rsid="0016fdec" officeooo:paragraph-rsid="0016fdec"/>
    </style:style>
    <style:style style:name="P16" style:family="paragraph" style:parent-style-name="Standard">
      <style:text-properties officeooo:rsid="0020bc23" officeooo:paragraph-rsid="0020bc23"/>
    </style:style>
    <style:style style:name="P17" style:family="paragraph" style:parent-style-name="Standard" style:list-style-name="L4">
      <style:text-properties officeooo:rsid="0020bc23" officeooo:paragraph-rsid="0020bc23"/>
    </style:style>
    <style:style style:name="P18" style:family="paragraph" style:parent-style-name="Standard" style:list-style-name="L4">
      <style:text-properties officeooo:paragraph-rsid="0020bc23"/>
    </style:style>
    <style:style style:name="P19" style:family="paragraph" style:parent-style-name="Standard" style:list-style-name="L4">
      <style:text-properties officeooo:rsid="002298e7" officeooo:paragraph-rsid="002298e7"/>
    </style:style>
    <style:style style:name="P20" style:family="paragraph" style:parent-style-name="Standard" style:list-style-name="L4">
      <style:text-properties officeooo:rsid="00242d49" officeooo:paragraph-rsid="00242d49"/>
    </style:style>
    <style:style style:name="P21" style:family="paragraph" style:parent-style-name="Standard" style:list-style-name="L4">
      <style:text-properties officeooo:rsid="00249d2f" officeooo:paragraph-rsid="00249d2f"/>
    </style:style>
    <style:style style:name="P22" style:family="paragraph" style:parent-style-name="Standard">
      <style:text-properties officeooo:rsid="00249d2f" officeooo:paragraph-rsid="00249d2f"/>
    </style:style>
    <style:style style:name="P23" style:family="paragraph" style:parent-style-name="Standard" style:list-style-name="L5">
      <style:text-properties officeooo:rsid="00249d2f" officeooo:paragraph-rsid="00249d2f"/>
    </style:style>
    <style:style style:name="P24" style:family="paragraph" style:parent-style-name="Standard">
      <style:text-properties officeooo:rsid="00269cd5" officeooo:paragraph-rsid="00269cd5"/>
    </style:style>
    <style:style style:name="T1" style:family="text">
      <style:text-properties officeooo:rsid="001280ce"/>
    </style:style>
    <style:style style:name="T2" style:family="text">
      <style:text-properties style:text-position="super 58%"/>
    </style:style>
    <style:style style:name="T3" style:family="text">
      <style:text-properties officeooo:rsid="001ba53c"/>
    </style:style>
    <style:style style:name="T4" style:family="text">
      <style:text-properties officeooo:rsid="001d31d6"/>
    </style:style>
    <style:style style:name="T5" style:family="text">
      <style:text-properties officeooo:rsid="001e1ac4"/>
    </style:style>
    <style:style style:name="T6" style:family="text">
      <style:text-properties officeooo:rsid="00201668"/>
    </style:style>
    <style:style style:name="T7" style:family="text">
      <style:text-properties officeooo:rsid="0020bc23"/>
    </style:style>
    <style:style style:name="T8" style:family="text">
      <style:text-properties officeooo:rsid="00267445"/>
    </style:style>
    <style:style style:name="T9" style:family="text">
      <style:text-properties officeooo:rsid="0027c59e"/>
    </style:style>
    <style:style style:name="T10" style:family="text">
      <style:text-properties officeooo:rsid="00280a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6</text:p>
      <text:p text:style-name="P1"/>
      <text:p text:style-name="P1">Analysis of loss leaders</text:p>
      <text:list xml:id="list2643651422" text:style-name="L1">
        <text:list-item>
          <text:p text:style-name="P9">CI, sold at 9% from minOpen, this increased the maximum loss to 9%</text:p>
        </text:list-item>
        <text:list-item>
          <text:p text:style-name="P10">INTC: earnings risk (this can only be diversified through portfolio structure), <text:span text:style-name="T1">position was put on at 9% over maxOpen</text:span></text:p>
        </text:list-item>
        <text:list-item>
          <text:p text:style-name="P12">TTM : bought at 31% over maxOpen</text:p>
        </text:list-item>
        <text:list-item>
          <text:p text:style-name="P12">GS: added at 8% over maxOpen on Apr 18.</text:p>
        </text:list-item>
        <text:list-item>
          <text:p text:style-name="P13">UNH: sold at -9%</text:p>
        </text:list-item>
      </text:list>
      <text:p text:style-name="P1"/>
      <text:p text:style-name="P2">Analysis from gain leaders</text:p>
      <text:list xml:id="list3524197803" text:style-name="L2">
        <text:list-item>
          <text:p text:style-name="P11">FB, added on Mar 28 at 1.68% deviation</text:p>
        </text:list-item>
        <text:list-item>
          <text:p text:style-name="P14">QCOM: added at 0.9% on Apr 16<text:span text:style-name="T2">th</text:span>.</text:p>
        </text:list-item>
        <text:list-item>
          <text:p text:style-name="P14">URI: added at 1.2%</text:p>
        </text:list-item>
        <text:list-item>
          <text:p text:style-name="P15">HD: added at 2% premium</text:p>
        </text:list-item>
      </text:list>
      <text:p text:style-name="P3"/>
      <text:p text:style-name="P4">Conclusion:</text:p>
      <text:p text:style-name="P4">Through the above analysis, it is shown that the loss leaders were added without a margin of safety, if market reversed, the positions would not be liquidated, leaving a large loss potential. <text:span text:style-name="T6">This does not extend the advantage of letting winners run and cutting losers. </text:span></text:p>
      <text:p text:style-name="P4"/>
      <text:p text:style-name="P4">Solution:</text:p>
      <text:p text:style-name="P4">Reinstate entrance constraints. </text:p>
      <text:p text:style-name="P1"/>
      <text:p text:style-name="P5">Some positions are shorted at the open following a panic all day down.</text:p>
      <text:p text:style-name="P5">Some positions are added at the open following a greedy all day up.</text:p>
      <text:p text:style-name="P5"/>
      <text:p text:style-name="P5">When you don’t put in entry restrictions, you don’t have margin of safety. </text:p>
      <text:p text:style-name="P5"/>
      <text:p text:style-name="P6">It’s better not to play when there is no margin of safety. </text:p>
      <text:p text:style-name="P6"/>
      <text:p text:style-name="P7"><text:span text:style-name="T10">The system</text:span> ha<text:span text:style-name="T10">s</text:span> lost the ability to cut the losers and lets winners run when losers are not being cut due to being too far from the cutting level. <text:span text:style-name="T3">So losers unduly cause a lot of losses. </text:span></text:p>
      <text:p text:style-name="P7"/>
      <text:p text:style-name="P8">→ You have to control entr<text:span text:style-name="T5">y</text:span> level. <text:span text:style-name="T4">Any patience will pay off in the long run.</text:span></text:p>
      <text:p text:style-name="P8"/>
      <text:p text:style-name="P16">Analysis of advantage of what caused winning until Mid april</text:p>
      <text:list xml:id="list265184059" text:style-name="L4">
        <text:list-item>
          <text:p text:style-name="P18"><text:span text:style-name="T7"><text:s/>positions were entered within 2% of dev (this made the max loss on each entered names to be 2% + cost)</text:span></text:p>
        </text:list-item>
        <text:list-item>
          <text:p text:style-name="P17">When you log in to IB, there are all winners, losers would all get cut.</text:p>
        </text:list-item>
        <text:list-item>
          <text:p text:style-name="P19">Luckiness on a names like QCOM</text:p>
        </text:list-item>
        <text:list-item>
          <text:p text:style-name="P20">Patience entrance on the bid. Patience exit on the offer, converts to patient dev handler after 100 tries.</text:p>
        </text:list-item>
        <text:list-item>
          <text:p text:style-name="P21">Margin of safety is clearly defined. Max loss is clearly defined.</text:p>
        </text:list-item>
      </text:list>
      <text:p text:style-name="P24"/>
      <text:p text:style-name="P22"/>
      <text:p text:style-name="P22">Problems now</text:p>
      <text:list xml:id="list2737328491" text:style-name="L5">
        <text:list-item>
          <text:p text:style-name="P23">there is no max loss on any given name added later in the month. Added GXBT (bitcoin futures) at 38% dev. This was done due to Occam’s razor – don’t introduce any more variables unless absolutely necessary. However, there is no margin of safety. <text:span text:style-name="T8">You can lose arbitrary amount of money on random names that your system adds. There is no freedom to add stocks because you have to judge if there is enough margin of safety and make predictions on the stocks.</text:span></text:p>
        </text:list-item>
        <text:list-item>
          <text:p text:style-name="P23"/>
        </text:list-item>
      </text:list>
      <text:p text:style-name="P22"/>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7:24:27.074198554</meta:creation-date>
    <meta:generator>LibreOffice/6.0.7.3$Linux_X86_64 LibreOffice_project/00m0$Build-3</meta:generator>
    <dc:date>2019-04-26T07:53:50.127134037</dc:date>
    <meta:editing-duration>PT26M39S</meta:editing-duration>
    <meta:editing-cycles>27</meta:editing-cycles>
    <meta:document-statistic meta:table-count="0" meta:image-count="0" meta:object-count="0" meta:page-count="2" meta:paragraph-count="31" meta:word-count="420" meta:character-count="2219" meta:non-whitespace-character-count="1838"/>
  </office:meta>
</office:document-meta>
</file>